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8.5cm" style:rel-column-width="32767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cm" fo:border-left="0.75pt solid #000000" fo:border-right="0.75pt solid #b2b2b2" fo:border-top="0.75pt solid #000000" fo:border-bottom="0.75pt solid #b2b2b2" style:writing-mode="page">
        <style:background-image/>
      </style:table-cell-properties>
    </style:style>
    <style:style style:name="Table1.B1" style:family="table-cell">
      <style:table-cell-properties fo:background-color="#cccccc" fo:padding="0cm" fo:border-left="0.75pt solid #b2b2b2" fo:border-right="0.75pt solid #000000" fo:border-top="0.75pt solid #000000" fo:border-bottom="0.75pt solid #b2b2b2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-left="0.75pt solid #000000" fo:border-right="0.75pt solid #b2b2b2" fo:border-top="none" fo:border-bottom="0.75pt solid #b2b2b2" style:writing-mode="page">
        <style:background-image/>
      </style:table-cell-properties>
    </style:style>
    <style:style style:name="Table1.B2" style:family="table-cell" style:data-style-name="N104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1.A5" style:family="table-cell">
      <style:table-cell-properties fo:background-color="transparent" fo:padding="0cm" fo:border-left="0.75pt solid #000000" fo:border-right="0.75pt solid #b2b2b2" fo:border-top="1.1pt double-thin #000000" fo:border-bottom="0.7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cm" fo:border-left="0.75pt solid #b2b2b2" fo:border-right="0.75pt solid #000000" fo:border-top="1.1pt double-thin #000000" fo:border-bottom="0.75pt solid #000000" style:writing-mode="page">
        <style:background-image/>
      </style:table-cell-properties>
    </style:style>
    <style:style style:name="Table2" style:family="table" style:master-page-name="">
      <style:table-properties style:width="17cm" style:page-number="auto" fo:break-before="auto" fo:break-after="auto" table:align="margins" style:shadow="none" fo:keep-with-next="auto" style:may-break-between-rows="false" table:border-model="collapsing"/>
    </style:style>
    <style:style style:name="Table2.A" style:family="table-column">
      <style:table-column-properties style:column-width="8.5cm" style:rel-column-width="32767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cccccc" fo:padding="0cm" fo:border-left="0.75pt solid #000000" fo:border-right="0.75pt solid #b2b2b2" fo:border-top="0.75pt solid #000000" fo:border-bottom="0.75pt solid #b2b2b2" style:writing-mode="page">
        <style:background-image/>
      </style:table-cell-properties>
    </style:style>
    <style:style style:name="Table2.B1" style:family="table-cell">
      <style:table-cell-properties fo:background-color="#cccccc" fo:padding="0cm" fo:border-left="0.75pt solid #b2b2b2" fo:border-right="0.75pt solid #000000" fo:border-top="0.75pt solid #000000" fo:border-bottom="0.75pt solid #b2b2b2" style:writing-mode="page">
        <style:background-image/>
      </style:table-cell-properties>
    </style:style>
    <style:style style:name="Table2.A2" style:family="table-cell">
      <style:table-cell-properties fo:background-color="transparent" fo:padding="0cm" fo:border-left="0.75pt solid #000000" fo:border-right="0.75pt solid #b2b2b2" fo:border-top="none" fo:border-bottom="0.75pt solid #b2b2b2" style:writing-mode="page">
        <style:background-image/>
      </style:table-cell-properties>
    </style:style>
    <style:style style:name="Table2.B2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2.B3" style:family="table-cell" style:data-style-name="N104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2.A7" style:family="table-cell">
      <style:table-cell-properties fo:background-color="transparent" fo:padding="0cm" fo:border-left="0.75pt solid #000000" fo:border-right="0.75pt solid #b2b2b2" fo:border-top="1.1pt double-thin #000000" fo:border-bottom="0.75pt solid #000000" style:writing-mode="page">
        <style:background-image/>
      </style:table-cell-properties>
    </style:style>
    <style:style style:name="Table2.B7" style:family="table-cell" style:data-style-name="N104">
      <style:table-cell-properties fo:background-color="transparent" fo:padding="0cm" fo:border-left="0.75pt solid #b2b2b2" fo:border-right="0.75pt solid #000000" fo:border-top="1.1pt double-thin #000000" fo:border-bottom="0.75pt solid #000000" style:writing-mode="page">
        <style:background-image/>
      </style:table-cell-properties>
    </style:style>
    <style:style style:name="Table3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le3.A" style:family="table-column">
      <style:table-column-properties style:column-width="8.5cm" style:rel-column-width="32767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cccccc" fo:padding="0cm" fo:border-left="0.75pt solid #000000" fo:border-right="0.75pt solid #b2b2b2" fo:border-top="0.75pt solid #000000" fo:border-bottom="0.75pt solid #b2b2b2" style:writing-mode="page">
        <style:background-image/>
      </style:table-cell-properties>
    </style:style>
    <style:style style:name="Table3.B1" style:family="table-cell">
      <style:table-cell-properties fo:background-color="#cccccc" fo:padding="0cm" fo:border-left="0.75pt solid #b2b2b2" fo:border-right="0.75pt solid #000000" fo:border-top="0.75pt solid #000000" fo:border-bottom="0.75pt solid #b2b2b2" style:writing-mode="page">
        <style:background-image/>
      </style:table-cell-properties>
    </style:style>
    <style:style style:name="Table3.A2" style:family="table-cell">
      <style:table-cell-properties fo:background-color="transparent" fo:padding="0cm" fo:border-left="0.75pt solid #000000" fo:border-right="0.75pt solid #b2b2b2" fo:border-top="none" fo:border-bottom="0.75pt solid #b2b2b2" style:writing-mode="page">
        <style:background-image/>
      </style:table-cell-properties>
    </style:style>
    <style:style style:name="Table3.B2" style:family="table-cell" style:data-style-name="N104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3.A4" style:family="table-cell">
      <style:table-cell-properties fo:background-color="transparent" fo:padding="0cm" fo:border-left="0.75pt solid #000000" fo:border-right="0.75pt solid #b2b2b2" fo:border-top="1.1pt double-thin #000000" fo:border-bottom="0.75pt solid #000000" style:writing-mode="page">
        <style:background-image/>
      </style:table-cell-properties>
    </style:style>
    <style:style style:name="Table3.B4" style:family="table-cell" style:data-style-name="N104">
      <style:table-cell-properties fo:background-color="transparent" fo:padding="0cm" fo:border-left="0.75pt solid #b2b2b2" fo:border-right="0.75pt solid #000000" fo:border-top="1.1pt double-thin #000000" fo:border-bottom="0.75pt solid #000000" style:writing-mode="page">
        <style:background-image/>
      </style:table-cell-properties>
    </style:style>
    <style:style style:name="Table4" style:family="table" style:master-page-name="">
      <style:table-properties style:width="17cm" style:page-number="auto" fo:break-before="auto" fo:break-after="auto" table:align="margins" style:shadow="none" fo:keep-with-next="auto" style:may-break-between-rows="false" table:border-model="collapsing"/>
    </style:style>
    <style:style style:name="Table4.A" style:family="table-column">
      <style:table-column-properties style:column-width="8.5cm" style:rel-column-width="32767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cccccc" fo:padding="0cm" fo:border-left="0.75pt solid #000000" fo:border-right="0.75pt solid #b2b2b2" fo:border-top="0.75pt solid #000000" fo:border-bottom="0.75pt solid #b2b2b2" style:writing-mode="page">
        <style:background-image/>
      </style:table-cell-properties>
    </style:style>
    <style:style style:name="Table4.B1" style:family="table-cell">
      <style:table-cell-properties fo:background-color="#cccccc" fo:padding="0cm" fo:border-left="0.75pt solid #b2b2b2" fo:border-right="0.75pt solid #000000" fo:border-top="0.75pt solid #000000" fo:border-bottom="0.75pt solid #b2b2b2" style:writing-mode="page">
        <style:background-image/>
      </style:table-cell-properties>
    </style:style>
    <style:style style:name="Table4.A2" style:family="table-cell">
      <style:table-cell-properties fo:background-color="transparent" fo:padding="0cm" fo:border-left="0.75pt solid #000000" fo:border-right="0.75pt solid #b2b2b2" fo:border-top="none" fo:border-bottom="0.75pt solid #b2b2b2" style:writing-mode="page">
        <style:background-image/>
      </style:table-cell-properties>
    </style:style>
    <style:style style:name="Table4.B2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4.B3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4.A4" style:family="table-cell">
      <style:table-cell-properties fo:background-color="transparent" fo:padding="0cm" fo:border-left="0.75pt solid #000000" fo:border-right="0.75pt solid #b2b2b2" fo:border-top="1.1pt double-thin #000000" fo:border-bottom="0.75pt solid #000000" style:writing-mode="page">
        <style:background-image/>
      </style:table-cell-properties>
    </style:style>
    <style:style style:name="Table4.B4" style:family="table-cell">
      <style:table-cell-properties fo:background-color="transparent" fo:padding="0cm" fo:border-left="0.75pt solid #b2b2b2" fo:border-right="0.75pt solid #000000" fo:border-top="1.1pt double-thin #000000" fo:border-bottom="0.7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223b49" officeooo:paragraph-rsid="00223b49"/>
    </style:style>
    <style:style style:name="P2" style:family="paragraph" style:parent-style-name="Text_20_body">
      <style:text-properties officeooo:rsid="00282de8" officeooo:paragraph-rsid="00282de8"/>
    </style:style>
    <style:style style:name="P3" style:family="paragraph" style:parent-style-name="Text_20_body">
      <style:text-properties officeooo:rsid="0028c67e" officeooo:paragraph-rsid="0028c67e"/>
    </style:style>
    <style:style style:name="P4" style:family="paragraph" style:parent-style-name="Text_20_body">
      <style:paragraph-properties fo:text-align="end" style:justify-single-word="false"/>
      <style:text-properties officeooo:rsid="003e71c5" officeooo:paragraph-rsid="003e71c5"/>
    </style:style>
    <style:style style:name="P5" style:family="paragraph" style:parent-style-name="Standard">
      <style:text-properties officeooo:rsid="0018c770" officeooo:paragraph-rsid="0018c770"/>
    </style:style>
    <style:style style:name="P6" style:family="paragraph" style:parent-style-name="Standard">
      <style:text-properties officeooo:rsid="001d0ea6" officeooo:paragraph-rsid="001d0ea6"/>
    </style:style>
    <style:style style:name="P7" style:family="paragraph" style:parent-style-name="Standard">
      <style:text-properties officeooo:rsid="001e050d" officeooo:paragraph-rsid="001e050d"/>
    </style:style>
    <style:style style:name="P8" style:family="paragraph" style:parent-style-name="Standard">
      <style:text-properties officeooo:rsid="001e050d" officeooo:paragraph-rsid="0028c67e"/>
    </style:style>
    <style:style style:name="P9" style:family="paragraph" style:parent-style-name="Standard">
      <style:text-properties officeooo:rsid="001e050d" officeooo:paragraph-rsid="004b08b3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050d" officeooo:paragraph-rsid="004b08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438f" officeooo:paragraph-rsid="001f43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438f" officeooo:paragraph-rsid="004b08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officeooo:rsid="0028c67e" officeooo:paragraph-rsid="0028c67e"/>
    </style:style>
    <style:style style:name="P14" style:family="paragraph" style:parent-style-name="Heading_20_1">
      <style:text-properties officeooo:rsid="00265f34" officeooo:paragraph-rsid="00265f34"/>
    </style:style>
    <style:style style:name="P15" style:family="paragraph" style:parent-style-name="Heading_20_1">
      <style:text-properties officeooo:rsid="00332c5f" officeooo:paragraph-rsid="00332c5f"/>
    </style:style>
    <style:style style:name="P16" style:family="paragraph" style:parent-style-name="Heading_20_1">
      <style:text-properties officeooo:rsid="00426625" officeooo:paragraph-rsid="00426625"/>
    </style:style>
    <style:style style:name="P17" style:family="paragraph" style:parent-style-name="Heading_20_1">
      <style:text-properties officeooo:paragraph-rsid="003f2651"/>
    </style:style>
    <style:style style:name="P18" style:family="paragraph" style:parent-style-name="Heading_20_2">
      <style:text-properties officeooo:paragraph-rsid="004b08b3"/>
    </style:style>
    <style:style style:name="P19" style:family="paragraph" style:parent-style-name="Heading_20_2">
      <style:text-properties officeooo:rsid="004b08b3" officeooo:paragraph-rsid="004b08b3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050d" officeooo:paragraph-rsid="004b08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438f" officeooo:paragraph-rsid="001f43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438f" officeooo:paragraph-rsid="004b08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c8b0" officeooo:paragraph-rsid="0033c8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c8b0" officeooo:paragraph-rsid="003a30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2ad6" officeooo:paragraph-rsid="00362a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160f" officeooo:paragraph-rsid="003916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a06c" officeooo:paragraph-rsid="003aa0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69b2" officeooo:paragraph-rsid="004269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2620" officeooo:paragraph-rsid="004426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2620" officeooo:paragraph-rsid="004b08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2620" officeooo:paragraph-rsid="004be3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b08b3" officeooo:paragraph-rsid="004b08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be3d1" officeooo:paragraph-rsid="004be3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9a02" officeooo:paragraph-rsid="004c9a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e050d" officeooo:paragraph-rsid="001e050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e050d" officeooo:paragraph-rsid="004b08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3c8b0" officeooo:paragraph-rsid="0033c8b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67461" officeooo:paragraph-rsid="0046746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b08b3" officeooo:paragraph-rsid="004b08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c3e6a"/>
    </style:style>
    <style:style style:name="T2" style:family="text">
      <style:text-properties officeooo:rsid="001dedbe"/>
    </style:style>
    <style:style style:name="T3" style:family="text">
      <style:text-properties officeooo:rsid="001e465b"/>
    </style:style>
    <style:style style:name="T4" style:family="text">
      <style:text-properties officeooo:rsid="00249576"/>
    </style:style>
    <style:style style:name="T5" style:family="text">
      <style:text-properties officeooo:rsid="0028c67e"/>
    </style:style>
    <style:style style:name="T6" style:family="text">
      <style:text-properties officeooo:rsid="00290772"/>
    </style:style>
    <style:style style:name="T7" style:family="text">
      <style:text-properties officeooo:rsid="002bc4d8"/>
    </style:style>
    <style:style style:name="T8" style:family="text">
      <style:text-properties officeooo:rsid="002e2142"/>
    </style:style>
    <style:style style:name="T9" style:family="text">
      <style:text-properties officeooo:rsid="0035213c"/>
    </style:style>
    <style:style style:name="T10" style:family="text">
      <style:text-properties officeooo:rsid="0037cbf6"/>
    </style:style>
    <style:style style:name="T11" style:family="text">
      <style:text-properties officeooo:rsid="003f2651"/>
    </style:style>
    <style:style style:name="T12" style:family="text">
      <style:text-properties officeooo:rsid="00456847"/>
    </style:style>
    <style:style style:name="T13" style:family="text">
      <style:text-properties officeooo:rsid="00467461"/>
    </style:style>
    <style:style style:name="T14" style:family="text">
      <style:text-properties officeooo:rsid="0049d5bc"/>
    </style:style>
    <style:style style:name="T15" style:family="text">
      <style:text-properties officeooo:rsid="004b08b3"/>
    </style:style>
    <style:style style:name="T16" style:family="text">
      <style:text-properties officeooo:rsid="004cb271"/>
    </style:style>
    <style:style style:name="T17" style:family="text">
      <style:text-properties officeooo:rsid="004e816a"/>
    </style: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spetto per <text:span text:style-name="T2">Multi-user tic-tac-toe</text:span></text:p>
      <text:p text:style-name="P4">Maione Michele</text:p>
      <text:h text:style-name="Heading_20_1" text:outline-level="1">Specifiche</text:h>
      <text:p text:style-name="P5">Infrastruttura per un <text:span text:style-name="T1">gioco online di</text:span> tic-tac-toe multi-utente.</text:p>
      <text:h text:style-name="Heading_20_1" text:outline-level="1">Servizio</text:h>
      <text:p text:style-name="P1">Game server <text:span text:style-name="T4">con</text:span> DB, per gioco eseguito su dispositivi mobile.</text:p>
      <text:h text:style-name="P14" text:outline-level="1">Data flow</text:h>
      <text:h text:style-name="Heading_20_2" text:outline-level="2">Client</text:h>
      <text:p text:style-name="P2">Il client, <text:span text:style-name="T5">il front-end,</text:span> è l’interfaccia grafica che l’utente utilizzerà per giocare sul suo dispositivo mobile.</text:p>
      <text:h text:style-name="Heading_20_2" text:outline-level="2">Network</text:h>
      <text:p text:style-name="P2"><text:span text:style-name="T5">La connessione al game server avviene tramite la connessione mobile del dispositivo dell’utente.</text:span></text:p>
      <text:h text:style-name="Heading_20_2" text:outline-level="2">Firewall</text:h>
      <text:p text:style-name="P3">È necessario un firewall software per evitare attacchi al game server.</text:p>
      <text:h text:style-name="Heading_20_2" text:outline-level="2">Game server</text:h>
      <text:p text:style-name="P8">Il game server <text:span text:style-name="T7">ospiterà il back-end del gioco, e il DB su cui verranno salvate le informazioni degli utenti, delle partite, dei pagamenti, ecc..</text:span></text:p>
      <text:h text:style-name="Heading_20_2" text:outline-level="2">Payment system</text:h>
      <text:p text:style-name="P13">Per gli acquisti in-app verranno utilizzati i servizi <text:span text:style-name="T8">di payment dei negozi online per applicazioni, ad esempio: Google Play Billing per Android, In-App Purchase per iOS.</text:span></text:p>
      <text:h text:style-name="Heading_20_2" text:outline-level="2">Authentication</text:h>
      <text:p text:style-name="P2"><text:span text:style-name="T6">Per l’autenticazione dell’utente al game server l’utente può usare uno dei più comuni account per dispositivi mobili, come ad esempio: Facebook, Google o Apple.</text:span></text:p>
      <text:h text:style-name="P15" text:outline-level="1"><text:soft-page-break/>Hardware list</text:h>
      <table:table table:name="Table2" table:style-name="Table2" table:template-name="Financial">
        <table:table-column table:style-name="Table2.A" table:number-columns-repeated="2"/>
        <table:table-row table:style-name="Table2.1">
          <table:table-cell table:style-name="Table2.A1" office:value-type="string">
            <text:p text:style-name="P23">Harware</text:p>
          </table:table-cell>
          <table:table-cell table:style-name="Table2.B1" office:value-type="string">
            <text:p text:style-name="P23">Caratteristiche</text:p>
          </table:table-cell>
        </table:table-row>
        <table:table-row table:style-name="Table2.1">
          <table:table-cell table:style-name="Table2.A2" office:value-type="string">
            <text:p text:style-name="P27">Memoria RAM</text:p>
          </table:table-cell>
          <table:table-cell table:style-name="Table2.B2" office:value-type="string">
            <text:p text:style-name="P23">16GB</text:p>
          </table:table-cell>
        </table:table-row>
        <table:table-row table:style-name="Table2.1">
          <table:table-cell table:style-name="Table2.A2" office:value-type="string">
            <text:p text:style-name="P23">CPU</text:p>
          </table:table-cell>
          <table:table-cell table:style-name="Table2.B3" office:value-type="currency" office:currency="EUR" office:value="0">
            <text:p text:style-name="P23"><text:span text:style-name="T10">8</text:span> core <text:span text:style-name="T9">@</text:span> 2,3 GHz</text:p>
          </table:table-cell>
        </table:table-row>
        <table:table-row table:style-name="Table2.1">
          <table:table-cell table:style-name="Table2.A2" office:value-type="string">
            <text:p text:style-name="P25">Scheda di rete</text:p>
          </table:table-cell>
          <table:table-cell table:style-name="Table2.B3" office:value-type="currency" office:currency="EUR" office:value="0">
            <text:p text:style-name="P23">4Gb/s Fibre Channel PCI Express </text:p>
          </table:table-cell>
        </table:table-row>
        <table:table-row>
          <table:table-cell table:style-name="Table2.A2" office:value-type="string">
            <text:p text:style-name="P24">HD</text:p>
          </table:table-cell>
          <table:table-cell table:style-name="Table2.B3" office:value-type="currency" office:currency="EUR" office:value="0">
            <text:p text:style-name="P24"><text:span text:style-name="T10">500</text:span> GB</text:p>
          </table:table-cell>
        </table:table-row>
        <table:table-row table:style-name="Table2.1">
          <table:table-cell table:style-name="Table2.A2" office:value-type="string">
            <text:p text:style-name="P26">Raid hardware</text:p>
          </table:table-cell>
          <table:table-cell table:style-name="Table2.B3" office:value-type="currency" office:currency="EUR" office:value="0">
            <text:p text:style-name="P23">Controller RAID 0,1,5,10,50</text:p>
          </table:table-cell>
        </table:table-row>
        <table:table-row>
          <table:table-cell table:style-name="Table2.A7" office:value-type="string">
            <text:p text:style-name="P38"/>
          </table:table-cell>
          <table:table-cell table:style-name="Table2.B7">
            <text:p text:style-name="P37"/>
          </table:table-cell>
        </table:table-row>
      </table:table>
      <text:h text:style-name="P16" text:outline-level="1">Software list</text:h>
      <table:table table:name="Table3" table:style-name="Table3" table:template-name="Financial">
        <table:table-column table:style-name="Table3.A" table:number-columns-repeated="2"/>
        <table:table-row table:style-name="Table3.1">
          <table:table-cell table:style-name="Table3.A1" office:value-type="string">
            <text:p text:style-name="P28">Sofware</text:p>
          </table:table-cell>
          <table:table-cell table:style-name="Table3.B1" office:value-type="string">
            <text:p text:style-name="P28">Prezzo</text:p>
          </table:table-cell>
        </table:table-row>
        <table:table-row table:style-name="Table3.1">
          <table:table-cell table:style-name="Table3.A2" office:value-type="string">
            <text:p text:style-name="P29"><text:span text:style-name="T12">Microsoft </text:span>Windows 2019 Standard</text:p>
          </table:table-cell>
          <table:table-cell table:style-name="Table3.B2" office:value-type="currency" office:currency="EUR" office:value="600">
            <text:p text:style-name="P29">€ 600,00</text:p>
          </table:table-cell>
        </table:table-row>
        <table:table-row table:style-name="Table3.1">
          <table:table-cell table:style-name="Table3.A2" office:value-type="string">
            <text:p text:style-name="P29">Microsoft SQL Server 2017</text:p>
          </table:table-cell>
          <table:table-cell table:style-name="Table3.B2" office:value-type="currency" office:currency="EUR" office:value="1000">
            <text:p text:style-name="P29">€ 1.000,00</text:p>
          </table:table-cell>
        </table:table-row>
        <table:table-row>
          <table:table-cell table:style-name="Table3.A4" office:value-type="string">
            <text:p text:style-name="P37"/>
          </table:table-cell>
          <table:table-cell table:style-name="Table3.B4" office:value-type="currency" office:currency="EUR" office:value="16000">
            <text:p text:style-name="P39">€ 16.000,00</text:p>
          </table:table-cell>
        </table:table-row>
      </table:table>
      <text:h text:style-name="P17" text:outline-level="1"><text:span text:style-name="T11">Proposta commerciale</text:span></text:h>
      <text:h text:style-name="P18" text:outline-level="2"><text:span text:style-name="T15">Cloud - </text:span>Microsoft Azure</text:h>
      <text:p text:style-name="P9">Il servizio parte per il lancio del gioco con le seguenti caratteristiche, <text:span text:style-name="T14">per poi cambiarle in modo dinamico in base all’utilizzo</text:span>:</text:p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12">Descrizione</text:p>
          </table:table-cell>
          <table:table-cell table:style-name="Table4.B1" office:value-type="string">
            <text:p text:style-name="P22">Costo</text:p>
          </table:table-cell>
        </table:table-row>
        <table:table-row table:style-name="Table4.1">
          <table:table-cell table:style-name="Table4.A2" office:value-type="string">
            <text:p text:style-name="P10">Servizio App, su Windows, <text:span text:style-name="T3">4</text:span> Core, <text:span text:style-name="T3">7</text:span> GB di Ram, 10 GB di archiviazione</text:p>
          </table:table-cell>
          <table:table-cell table:style-name="Table4.B2" office:value-type="string">
            <text:p text:style-name="P20">$ 0,<text:span text:style-name="T3">30</text:span>/h</text:p>
          </table:table-cell>
        </table:table-row>
        <table:table-row>
          <table:table-cell table:style-name="Table4.A2" office:value-type="string">
            <text:p text:style-name="P20">DB SQL di Azure, 32 GB di archiviazione</text:p>
          </table:table-cell>
          <table:table-cell table:style-name="Table4.B3" office:value-type="string">
            <text:p text:style-name="P20"><text:span text:style-name="T13">$ </text:span>2,04/h</text:p>
          </table:table-cell>
        </table:table-row>
        <table:table-row>
          <table:table-cell table:style-name="Table4.A4" office:value-type="string">
            <text:p text:style-name="P36"/>
          </table:table-cell>
          <table:table-cell table:style-name="Table4.B4" office:value-type="string">
            <text:p text:style-name="P36"><text:span text:style-name="T13">$ </text:span>2,<text:span text:style-name="T3">34</text:span>/h</text:p>
          </table:table-cell>
        </table:table-row>
      </table:table>
      <text:h text:style-name="P19" text:outline-level="2">Server dedicato - Aruba</text:h>
      <text:p text:style-name="P9">Il servizio parte per il lancio del gioco con le seguenti caratteristiche:</text:p>
      <table:table table:name="Table1" table:style-name="Table1" table:template-name="Financial">
        <table:table-column table:style-name="Table1.A" table:number-columns-repeated="2"/>
        <table:table-row table:style-name="Table1.1">
          <table:table-cell table:style-name="Table1.A1" office:value-type="string">
            <text:p text:style-name="P11">Descrizione</text:p>
          </table:table-cell>
          <table:table-cell table:style-name="Table1.B1" office:value-type="string">
            <text:p text:style-name="P21">Costo</text:p>
          </table:table-cell>
        </table:table-row>
        <table:table-row table:style-name="Table1.1">
          <table:table-cell table:style-name="Table1.A2" office:value-type="string">
            <text:p text:style-name="P34">Server Standard 1.7</text:p>
          </table:table-cell>
          <table:table-cell table:style-name="Table1.B2" office:value-type="currency" office:currency="EUR" office:value="189">
            <text:p text:style-name="P34">€ 189,00</text:p>
          </table:table-cell>
        </table:table-row>
        <table:table-row table:style-name="Table1.1">
          <table:table-cell table:style-name="Table1.A2" office:value-type="string">
            <text:p text:style-name="P31"><text:span text:style-name="T12">Microsoft </text:span>Windows 2019 Standard</text:p>
          </table:table-cell>
          <table:table-cell table:style-name="Table1.B2" office:value-type="currency" office:currency="EUR" office:value="24">
            <text:p text:style-name="P33">€ 24,00</text:p>
          </table:table-cell>
        </table:table-row>
        <table:table-row table:style-name="Table1.1">
          <table:table-cell table:style-name="Table1.A2" office:value-type="string">
            <text:p text:style-name="P30">Microsoft SQL Server 2017</text:p>
          </table:table-cell>
          <table:table-cell table:style-name="Table1.B2" office:value-type="currency" office:currency="EUR" office:value="344">
            <text:p text:style-name="P32">€ 344,00</text:p>
          </table:table-cell>
        </table:table-row>
        <table:table-row>
          <table:table-cell table:style-name="Table1.A5" office:value-type="string">
            <text:p text:style-name="P35"/>
          </table:table-cell>
          <table:table-cell table:style-name="Table1.B5" office:value-type="string">
            <text:p text:style-name="P40">€ 557,00 <text:span text:style-name="T17">+ iva mese</text:span></text:p>
          </table:table-cell>
        </table:table-row>
      </table:table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15%"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Financial.1" style:family="table-cell">
      <style:table-cell-properties fo:background-color="#cccccc" fo:border-right="0.74pt solid #b2b2b2" fo:border-top="0.74pt solid #000000" fo:border-bottom="0.74pt solid #b2b2b2" fo:padding="0cm" fo:padding-left="0cm" fo:padding-right="0cm" fo:padding-top="0cm" fo:padding-bottom="0cm" style:data-style-name="20100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2" style:family="table-cell">
      <style:table-cell-properties fo:border-right="0.74pt solid #b2b2b2" fo:border-top="1.11pt double-thin #000000" fo:border-bottom="0.74pt solid #000000" fo:padding="0cm" fo:padding-left="0cm" fo:padding-right="0cm" fo:padding-top="0cm" fo:padding-bottom="0cm" style:data-style-name="104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3" style:family="table-cell">
      <style:table-cell-properties fo:border-left="0.74pt solid #000000" fo:border-right="0.74pt solid #b2b2b2" fo:border-bottom="0.74pt solid #b2b2b2" fo:padding="0cm" fo:padding-left="0cm" fo:padding-right="0cm" fo:padding-top="0cm" fo:padding-bottom="0cm" style:data-style-name="20100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4" style:family="table-cell">
      <style:table-cell-properties fo:border-left="0.74pt solid #b2b2b2" fo:border-right="0.74pt solid #000000" fo:border-bottom="0.74pt solid #b2b2b2" fo:padding="0cm" fo:padding-left="0cm" fo:padding-right="0cm" fo:padding-top="0cm" fo:padding-bottom="0cm" style:data-style-name="104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5" style:family="table-cell">
      <style:table-cell-properties fo:border-right="0.74pt solid #b2b2b2" fo:border-bottom="0.74pt solid #b2b2b2" fo:padding="0cm" fo:padding-left="0cm" fo:padding-right="0cm" fo:padding-top="0cm" fo:padding-bottom="0cm" style:data-style-name="104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6" style:family="table-cell">
      <style:table-cell-properties fo:border-left="0.74pt solid #000000" fo:border-right="0.74pt solid #b2b2b2" fo:border-bottom="0.74pt solid #b2b2b2" fo:padding="0cm" fo:padding-left="0cm" fo:padding-right="0cm" fo:padding-top="0cm" fo:padding-bottom="0cm" style:data-style-name="20100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7" style:family="table-cell">
      <style:table-cell-properties fo:border-right="0.74pt solid #b2b2b2" fo:border-bottom="0.74pt solid #b2b2b2" fo:padding="0cm" fo:padding-left="0cm" fo:padding-right="0cm" fo:padding-top="0cm" fo:padding-bottom="0cm" style:data-style-name="104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8" style:family="table-cell">
      <style:table-cell-properties fo:border-right="0.74pt solid #b2b2b2" fo:border-bottom="0.74pt solid #b2b2b2" fo:padding="0cm" fo:padding-left="0cm" fo:padding-right="0cm" fo:padding-top="0cm" fo:padding-bottom="0cm" style:data-style-name="104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9" style:family="table-cell">
      <style:table-cell-properties fo:border-right="0.74pt solid #b2b2b2" fo:border-bottom="0.74pt solid #b2b2b2" fo:padding="0cm" fo:padding-left="0cm" fo:padding-right="0cm" fo:padding-top="0cm" fo:padding-bottom="0cm" style:data-style-name="104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0" style:family="table-cell">
      <style:table-cell-properties fo:border-left="0.74pt solid #b2b2b2" fo:border-right="0.74pt solid #000000" fo:border-bottom="0.74pt solid #b2b2b2" fo:padding="0cm" fo:padding-left="0cm" fo:padding-right="0cm" fo:padding-top="0cm" fo:padding-bottom="0cm" style:data-style-name="104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1" style:family="table-cell">
      <style:table-cell-properties fo:background-color="#cccccc" fo:border-left="0.74pt solid #000000" fo:border-right="0.74pt solid #b2b2b2" fo:border-top="0.74pt solid #000000" fo:border-bottom="0.74pt solid #b2b2b2" fo:padding="0cm" fo:padding-left="0cm" fo:padding-right="0cm" fo:padding-top="0cm" fo:padding-bottom="0cm" style:data-style-name="20100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2" style:family="table-cell">
      <style:table-cell-properties fo:background-color="#cccccc" fo:border-left="0.74pt solid #b2b2b2" fo:border-right="0.74pt solid #000000" fo:border-top="0.74pt solid #000000" fo:border-bottom="0.74pt solid #b2b2b2" fo:padding="0cm" fo:padding-left="0cm" fo:padding-right="0cm" fo:padding-top="0cm" fo:padding-bottom="0cm" style:data-style-name="20100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3" style:family="table-cell">
      <style:table-cell-properties fo:border-left="0.74pt solid #000000" fo:border-right="0.74pt solid #b2b2b2" fo:border-top="1.11pt double-thin #000000" fo:border-bottom="0.74pt solid #000000" fo:padding="0cm" fo:padding-left="0cm" fo:padding-right="0cm" fo:padding-top="0cm" fo:padding-bottom="0cm" style:data-style-name="20100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14" style:family="table-cell">
      <style:table-cell-properties fo:border-left="0.74pt solid #b2b2b2" fo:border-right="0.74pt solid #000000" fo:border-top="1.11pt double-thin #000000" fo:border-bottom="0.74pt solid #000000" fo:padding="0cm" fo:padding-left="0cm" fo:padding-right="0cm" fo:padding-top="0cm" fo:padding-bottom="0cm" style:data-style-name="104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15" style:family="table-cell">
      <style:table-cell-properties fo:background-color="#cccccc" fo:border-right="0.74pt solid #b2b2b2" fo:border-top="0.74pt solid #000000" fo:border-bottom="0.74pt solid #b2b2b2" fo:padding="0cm" fo:padding-left="0cm" fo:padding-right="0cm" fo:padding-top="0cm" fo:padding-bottom="0cm" style:data-style-name="20100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6" style:family="table-cell">
      <style:table-cell-properties fo:border-right="0.74pt solid #b2b2b2" fo:border-top="1.11pt double-thin #000000" fo:border-bottom="0.74pt solid #000000" fo:padding="0cm" fo:padding-left="0cm" fo:padding-right="0cm" fo:padding-top="0cm" fo:padding-bottom="0cm" style:data-style-name="104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table:table-template table:name="Financial" table:first-row-end-column="row" table:first-row-start-column="row" table:last-row-end-column="row" table:last-row-start-column="row">
      <table:first-row table:style-name="Financial.1"/>
      <table:last-row table:style-name="Financial.2"/>
      <table:first-column table:style-name="Financial.3"/>
      <table:last-column table:style-name="Financial.4"/>
      <table:body table:style-name="Financial.9"/>
      <table:even-rows table:style-name="Financial.5"/>
      <table:odd-rows table:style-name="Financial.6"/>
      <table:even-columns table:style-name="Financial.7"/>
      <table:odd-columns table:style-name="Financial.8"/>
      <table:background table:style-name="Financial.10"/>
      <loext:first-row-even-column table:style-name="Financial.15"/>
      <loext:last-row-even-column table:style-name="Financial.16"/>
      <loext:first-row-end-column table:style-name="Financial.12"/>
      <loext:first-row-start-column table:style-name="Financial.11"/>
      <loext:last-row-end-column table:style-name="Financial.14"/>
      <loext:last-row-start-column table:style-name="Financial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e Maione</meta:initial-creator>
    <meta:creation-date>2019-04-04T15:40:38.388000000</meta:creation-date>
    <meta:generator>LibreOffice/6.1.2.1$Windows_X86_64 LibreOffice_project/65905a128db06ba48db947242809d14d3f9a93fe</meta:generator>
    <dc:date>2019-04-04T16:58:39.201000000</dc:date>
    <dc:creator>Michele Maione</dc:creator>
    <meta:editing-duration>PT1H17M37S</meta:editing-duration>
    <meta:editing-cycles>60</meta:editing-cycles>
    <meta:document-statistic meta:table-count="4" meta:image-count="0" meta:object-count="0" meta:page-count="2" meta:paragraph-count="61" meta:word-count="294" meta:character-count="1839" meta:non-whitespace-character-count="1605"/>
  </office:meta>
</office:document-meta>
</file>